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59157"/>
    </style:style>
    <style:style style:name="P2" style:family="paragraph" style:parent-style-name="Standard">
      <style:text-properties officeooo:rsid="00178c48" officeooo:paragraph-rsid="001876ce"/>
    </style:style>
    <style:style style:name="P3" style:family="paragraph" style:parent-style-name="Standard">
      <style:text-properties officeooo:paragraph-rsid="001876ce"/>
    </style:style>
    <style:style style:name="P4" style:family="paragraph" style:parent-style-name="Standard">
      <style:text-properties officeooo:rsid="001944da" officeooo:paragraph-rsid="001944da"/>
    </style:style>
    <style:style style:name="P5" style:family="paragraph" style:parent-style-name="Standard">
      <style:text-properties officeooo:rsid="001944da" officeooo:paragraph-rsid="001bf6c3"/>
    </style:style>
    <style:style style:name="P6" style:family="paragraph" style:parent-style-name="Standard">
      <style:text-properties officeooo:paragraph-rsid="00212e40"/>
    </style:style>
    <style:style style:name="P7" style:family="paragraph" style:parent-style-name="Standard">
      <style:text-properties officeooo:paragraph-rsid="001bf6c3"/>
    </style:style>
    <style:style style:name="P8" style:family="paragraph" style:parent-style-name="Standard">
      <style:text-properties officeooo:paragraph-rsid="0021b3fb"/>
    </style:style>
    <style:style style:name="P9" style:family="paragraph" style:parent-style-name="Standard">
      <style:text-properties officeooo:paragraph-rsid="002244a9"/>
    </style:style>
    <style:style style:name="P10" style:family="paragraph" style:parent-style-name="Standard">
      <style:text-properties officeooo:paragraph-rsid="0024dc12"/>
    </style:style>
    <style:style style:name="P11" style:family="paragraph" style:parent-style-name="Standard">
      <style:text-properties officeooo:rsid="00253379" officeooo:paragraph-rsid="002244a9"/>
    </style:style>
    <style:style style:name="P12" style:family="paragraph" style:parent-style-name="Standard">
      <style:text-properties officeooo:rsid="002a4c9a" officeooo:paragraph-rsid="002a4c9a"/>
    </style:style>
    <style:style style:name="P13" style:family="paragraph" style:parent-style-name="Standard">
      <style:text-properties officeooo:paragraph-rsid="002c2117"/>
    </style:style>
    <style:style style:name="P14" style:family="paragraph" style:parent-style-name="Standard">
      <style:text-properties officeooo:rsid="002da65e" officeooo:paragraph-rsid="002da65e"/>
    </style:style>
    <style:style style:name="T1" style:family="text">
      <style:text-properties officeooo:rsid="00159157"/>
    </style:style>
    <style:style style:name="T2" style:family="text">
      <style:text-properties officeooo:rsid="00178c48"/>
    </style:style>
    <style:style style:name="T3" style:family="text">
      <style:text-properties officeooo:rsid="001876ce"/>
    </style:style>
    <style:style style:name="T4" style:family="text">
      <style:text-properties officeooo:rsid="00189c89"/>
    </style:style>
    <style:style style:name="T5" style:family="text">
      <style:text-properties officeooo:rsid="001944da"/>
    </style:style>
    <style:style style:name="T6" style:family="text">
      <style:text-properties officeooo:rsid="001b23a0"/>
    </style:style>
    <style:style style:name="T7" style:family="text">
      <style:text-properties officeooo:rsid="001bf6c3"/>
    </style:style>
    <style:style style:name="T8" style:family="text">
      <style:text-properties officeooo:rsid="001c25f7"/>
    </style:style>
    <style:style style:name="T9" style:family="text">
      <style:text-properties officeooo:rsid="001d39ef"/>
    </style:style>
    <style:style style:name="T10" style:family="text">
      <style:text-properties officeooo:rsid="001ea159"/>
    </style:style>
    <style:style style:name="T11" style:family="text">
      <style:text-properties officeooo:rsid="001f6158"/>
    </style:style>
    <style:style style:name="T12" style:family="text">
      <style:text-properties officeooo:rsid="00212e40"/>
    </style:style>
    <style:style style:name="T13" style:family="text">
      <style:text-properties officeooo:rsid="002244a9"/>
    </style:style>
    <style:style style:name="T14" style:family="text">
      <style:text-properties officeooo:rsid="00236cca"/>
    </style:style>
    <style:style style:name="T15" style:family="text">
      <style:text-properties officeooo:rsid="0023d229"/>
    </style:style>
    <style:style style:name="T16" style:family="text">
      <style:text-properties officeooo:rsid="0024dc12"/>
    </style:style>
    <style:style style:name="T17" style:family="text">
      <style:text-properties officeooo:rsid="0024dcd7"/>
    </style:style>
    <style:style style:name="T18" style:family="text">
      <style:text-properties officeooo:rsid="0026f208"/>
    </style:style>
    <style:style style:name="T19" style:family="text">
      <style:text-properties officeooo:rsid="00280755"/>
    </style:style>
    <style:style style:name="T20" style:family="text">
      <style:text-properties officeooo:rsid="00285e16"/>
    </style:style>
    <style:style style:name="T21" style:family="text">
      <style:text-properties officeooo:rsid="002acf79"/>
    </style:style>
    <style:style style:name="T22" style:family="text">
      <style:text-properties officeooo:rsid="002c2117"/>
    </style:style>
    <style:style style:name="T23" style:family="text">
      <style:text-properties officeooo:rsid="002da65e"/>
    </style:style>
    <style:style style:name="T24" style:family="text">
      <style:text-properties officeooo:rsid="002dede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\section{Implementierung des Siedlungsgenerators}<text:line-break/>Der folgende Abschnitt beschreibt die Umsetzung des Konzepts aus Abschnitt <text:span text:style-name="T1">\ref</text:span><text:span text:style-name="T2">{?}</text:span></text:p>
      <text:p text:style-name="P1">Zunächst <text:span text:style-name="T1">wird die Erstellung der Siedlungskarte erläutert</text:span>. Im Anschluss wird <text:span text:style-name="T1">die Instanziierung der Siedlungsmodelle erläutert</text:span>. Für die Umsetzung dieses Projektabschnitts wurde die Programmiersprache C# unter Verwendung der Pakete System.Collection und UnityEngine eingesetzt. Die gezeigten <text:span text:style-name="T1">M</text:span>odelle <text:span text:style-name="T1">wurden eigenständig </text:span><text:span text:style-name="T2">erstellt</text:span>. Ein Überblick über den</text:p>
      <text:p text:style-name="P3">Algorithmus zur <text:span text:style-name="T2">Siedlunsggenerierung</text:span> ist in <text:span text:style-name="T2">\ref{code: village_gen}</text:span> dargestellt.<text:line-break/><text:line-break/>\begin{figure}<text:line-break/>\begin{lstlisting}[language=Python]<text:line-break/>GenerateVillage() {<text:line-break/> <text:s text:c="3"/>villageMap = GenerateVillageMap();<text:line-break/> <text:s text:c="3"/>foreach(pixel (x,y) in villageMap) {<text:line-break/> <text:s text:c="7"/>switch(villageMap[x,y]) {<text:line-break/> <text:s text:c="11"/>case HousePixel:<text:line-break/> <text:s text:c="15"/>prefab = housePrefab;<text:line-break/> <text:s text:c="11"/>case ChurchPixel:<text:line-break/> <text:s text:c="15"/>prefab = churchPrefab;<text:line-break/> <text:s text:c="11"/>case FortPixel:<text:line-break/> <text:s text:c="15"/>prefab = fortPrefab;<text:line-break/> <text:s text:c="11"/>default:<text:line-break/> <text:s text:c="15"/>continue;<text:line-break/> <text:s text:c="7"/>}<text:line-break/><text:line-break/> <text:s text:c="7"/>prefab.rotateTowards(closestStreetPixel);<text:line-break/> <text:s text:c="7"/>prefab.scale(modelScaling);<text:line-break/> <text:s text:c="7"/>worldPosition = getWorldPosition(x,y);<text:line-break/> <text:s text:c="7"/>buildingArray = prefab.instantiate(worldPosition);<text:line-break/> <text:s text:c="3"/>}<text:line-break/>}<text:line-break/><text:line-break/>GenerateVillageMap() {<text:line-break/> <text:s text:c="3"/>villageMap = initVillageMap();<text:line-break/> <text:s text:c="3"/>villageMap.calcVillageArea();<text:line-break/> <text:s text:c="3"/>villageMap.calcVillageEntries();<text:line-break/> <text:s text:c="3"/>villageMap.calcMapEntries();<text:line-break/> <text:s text:c="3"/>villageMap.calcPOI(Churches);<text:line-break/> <text:s text:c="3"/>villageMap.calcPOI(Forts);<text:line-break/> <text:s text:c="3"/>villageMap.calcHouses();<text:line-break/> <text:s text:c="3"/>villageMap.calcCountryRoads();<text:line-break/> <text:s text:c="3"/>return villageMap;<text:line-break/>}<text:line-break/>\end{lstlisting}<text:line-break/>\captionsetup{justification=centering}<text:line-break/>\caption{\\Überblick über die Siedlungsgenerierung in Pseudocode \\Quelle: Eigene Darstellung}<text:line-break/>\label{code: village_gen}<text:line-break/>\end{figure}<text:line-break/><text:line-break/>\subsection{Generierung der Siedlungskarte}</text:p>
      <text:p text:style-name="P2">-<text:span text:style-name="T3">der algorithmus zur generierung von siedlungskarten</text:span> benötigt eine reihe an parametern als eingabe, um sämtliche berechnungen <text:span text:style-name="T5">geplanten</text:span> umsetzen zu können</text:p>
      <text:p text:style-name="P3"><text:soft-page-break/><text:span text:style-name="T2">-</text:span><text:span text:style-name="T5">das konzept des algorithmus ist zusammen mit den zugrundeliegenden parametern in \ref{konzept} genauer erklärt</text:span></text:p>
      <text:p text:style-name="P3">-<text:span text:style-name="T5">zuerst berechnet der algorithmus</text:span><text:span text:style-name="T3"> </text:span><text:span text:style-name="T5">das</text:span><text:span text:style-name="T3"> </text:span><text:span text:style-name="T4">basis“=</text:span><text:span text:style-name="T3">gebiet </text:span><text:span text:style-name="T4">der siedlung im terrain</text:span></text:p>
      <text:p text:style-name="P3">-<text:span text:style-name="T3">im anschluss </text:span><text:span text:style-name="T4">daran werden die standorte von siedlungstrukturen innerhalb des siedlungsgebietes und überlandstraßen außerhalb des siedlungsgebietes anhand der übrigen parameter prozedural ermittelt und in die siedlungskarte eingetragen</text:span></text:p>
      <text:p text:style-name="P1"><text:line-break/>\subsubsection{Generierung des Siedlungsgebiets}</text:p>
      <text:p text:style-name="P4">-<text:span text:style-name="T6">um einen passenden standort für das siedlungsgebiet zu ermitteln, wird zuerst ein siedlungs“=seed ermittelt und in die siedlungskarte eingetragen, der die benutzerdefinierten anforderungen an den grad der steigung sowie die distanz zum nächsten gewässer erfüllt</text:span></text:p>
      <text:p text:style-name="P4">-<text:span text:style-name="T6">ist ein solcher startpunkt gefunden, werden im anschluss sämtliche nachbar“=pixel des siedlungs“=seeds zum potenziellen siedlungsgebiet hinzugefügt, falls sie die anforderungen ebenfalls erfüllen</text:span></text:p>
      <text:p text:style-name="P5">-<text:span text:style-name="T6">dieser prozess setzt sich </text:span><text:span text:style-name="T7">in einer anzahl von iterationen fort, die durch den \textit{villageRadius}-parameter vorgegeben ist</text:span></text:p>
      <text:p text:style-name="P5">-<text:span text:style-name="T7">dabei </text:span><text:span text:style-name="T8">werden</text:span><text:span text:style-name="T7"> in den erste</text:span><text:span text:style-name="T8">n 50\%</text:span><text:span text:style-name="T7"> der iterationen </text:span><text:span text:style-name="T8">alle pixel in achter“=nachbarschaft der bestehenden siedlungspixel betrachtet, wohingegen die folgenden iterationen mit vierer“=nachbarschaftsbetrachtungen durchgeführt werden</text:span></text:p>
      <text:p text:style-name="P5">-<text:span text:style-name="T8">dadurch wird für eine gleichmäßige</text:span><text:span text:style-name="T9">re</text:span><text:span text:style-name="T8"> ausbreitung des siedlungsgebietes in </text:span><text:span text:style-name="T10">der</text:span><text:span text:style-name="T8"> form eines oktagons gesorgt (siehe \ref{abb})</text:span></text:p>
      <text:p text:style-name="P7"><text:span text:style-name="T5">-</text:span><text:span text:style-name="T11">die pixel der letzten iteration werden gesondert als randbereich des gebietes markiert (siehe abb), für die folgende berechnung der straßenzugänge (siehe code)</text:span><text:line-break/><text:line-break/>\begin{figure}<text:line-break/>\begin{lstlisting}[language=Python]<text:line-break/>calcVillageArea(villageMap) {<text:line-break/> <text:s text:c="3"/>possibleVillageSize = calcPossibleVillageSize(villageRadius);<text:line-break/> <text:s text:c="3"/>minVillageSize = possibleVillageSize * minBuildableShare;<text:line-break/> <text:s text:c="3"/>while(villageSize &lt; minVillageSize) {<text:line-break/> <text:s text:c="7"/>villageMap.calcVillageSeed();<text:line-break/> <text:s text:c="7"/>villageMap.growVillageArea();<text:line-break/> <text:s text:c="7"/>villageSize = villageMap.countVillagePixel();<text:line-break/> <text:s text:c="3"/>}<text:line-break/>}<text:line-break/><text:line-break/>calcVillageSeed() {<text:line-break/> <text:s text:c="3"/>while( not(isSteepnessValid &amp;&amp; isWaterDistanceValid) ) {<text:line-break/> <text:s text:c="7"/>seed = Random(villageMap);<text:line-break/> <text:s text:c="7"/>isSteepnessValid =<text:line-break/> <text:s text:c="11"/>checkSteepness(seed.steepness, validSteepness);<text:line-break/> <text:s text:c="7"/>isWaterDistanceValid =<text:line-break/> <text:s text:c="11"/>waterDistance(seed.waterDist, validWaterDistance);<text:line-break/> <text:s text:c="3"/>}<text:line-break/> <text:s text:c="3"/>villageMap[seed] = villagePixel;<text:line-break/>}<text:line-break/><text:line-break/>growVillageArea() {<text:line-break/> <text:s text:c="3"/>for(i=0; i&lt;villageRadius; i++) {<text:line-break/> <text:s text:c="7"/>foreach(neighbor of villagePixel) {<text:line-break/> <text:s text:c="11"/>if( checkSteepness(neighbor.steepness, validSteepness) &amp;&amp;<text:line-break/> <text:s text:c="15"/>waterDistance(neighbor.waterDist, validWaterDistance)<text:line-break/><text:soft-page-break/> <text:s text:c="15"/>) {<text:line-break/> <text:s text:c="15"/>villageMap[neighbor] = villagePixel;<text:line-break/> <text:s text:c="11"/>}<text:line-break/> <text:s text:c="7"/>}<text:line-break/> <text:s text:c="3"/>}<text:line-break/>}<text:line-break/>\end{lstlisting}<text:line-break/>\captionsetup{justification=centering}<text:line-break/>\caption{\\Berechnung des Siedlungsbereichs in Pseudocode \\Quelle: Eigene Darstellung}<text:line-break/>\label{code: village_calcArea}<text:line-break/>\end{figure}<text:line-break/><text:line-break/>-<text:span text:style-name="T11">als schnittstellen zwischen den straßen werden sowohl siedlungszugänge als auch kartenzugänge in form von pixel“=markierungen </text:span><text:span text:style-name="T12">in der siedlungskarte</text:span><text:span text:style-name="T11"> ermittelt</text:span></text:p>
      <text:p text:style-name="P6">-<text:span text:style-name="T11">die benötigte </text:span><text:span text:style-name="T12">anzahl an</text:span><text:span text:style-name="T11"> siedlungszugänge </text:span><text:span text:style-name="T12">wird dabei zufällig im randbereich des siedlungsgebietes verteilt, wobei der vom nutzer festgelegte mindestabstand eingehalten werden muss (siehe abb, zeile)</text:span></text:p>
      <text:p text:style-name="P6">-<text:span text:style-name="T12">die benötigten kartenzugänge werden hingegen gleichmäßig auf die vier randbereiche der karte aufgeteilt (siehe abb, zeile)</text:span></text:p>
      <text:p text:style-name="P8">-<text:span text:style-name="T12">dabei werden nur standorte ausgewählt, die einen niedrigen durchschnittlichen steigungswert für ihre nähere umgebung aufweisen, um die chance zu erhöhen, dass straßen zu den jeweiligen kartenzugängen errichtet werden können</text:span><text:line-break/><text:line-break/>\begin{figure}<text:line-break/>\begin{lstlisting}[language=Python]<text:line-break/>calcVillageEntries() {<text:line-break/> <text:s text:c="3"/>borderPixelSet = getVillageBorderPixel(villageMap);<text:line-break/> <text:s text:c="3"/>while(currentEntryCount &lt; entryCount) {<text:line-break/> <text:s text:c="7"/>entry = RandomElement(borderPixelSet);<text:line-break/> <text:s text:c="7"/>if(distToNextEntry(entry) &gt; minEntryDist) {<text:line-break/> <text:s text:c="11"/>villageMap[entry] = entryPixel;<text:line-break/> <text:s text:c="11"/>currentEntryCount++;<text:line-break/> <text:s text:c="7"/>}<text:line-break/> <text:s text:c="3"/>}<text:line-break/>}<text:line-break/><text:line-break/>calcMapEntries() {<text:line-break/> <text:s text:c="3"/>mapEdgePixel = getMapEdgePixel();<text:line-break/> <text:s text:c="3"/>while(currentEntryCount &lt; entryCount) {<text:line-break/> <text:s text:c="7"/>nextMapEdge = getEdgeWithLeastEntries();<text:line-break/> <text:s text:c="7"/>pixelSet = getPixelOfEdge(nextMapEdge, mapEdgePixel);<text:line-break/> <text:s text:c="7"/>entry = RandomElement(pixelSet);<text:line-break/> <text:s text:c="7"/>entrySteepness = calcLocalAvgSteepness(entry);<text:line-break/> <text:s text:c="7"/>if(checkSteepness(entrySteepness, validSteepness)) {<text:line-break/> <text:s text:c="11"/>villageMap[entry] = entryPixel;<text:line-break/> <text:s text:c="7"/>}<text:line-break/> <text:s text:c="3"/>}<text:line-break/>}<text:line-break/>\end{lstlisting}<text:line-break/>\captionsetup{justification=centering}<text:line-break/>\caption{\\Berechnung des Straßenzugänge in Pseudocode \\Quelle: Eigene Darstellung}<text:line-break/>\label{code: village_entries}<text:line-break/><text:soft-page-break/>\end{figure}<text:line-break/><text:line-break/>\subsubsection{Generierung der Siedlungsstrukturen}</text:p>
      <text:p text:style-name="P9">-<text:span text:style-name="T13">die berechnung der siedlungstrukturen beginnt mit der platzierung von Points“=of“=Interest im siedlungsbereich, zu denen sowohl kirchen als auch befestigungsanlagen gehören (siehe abb)</text:span></text:p>
      <text:p text:style-name="P9">-<text:span text:style-name="T13">um standorte in der vom nutzer gewählten höhenlage zu finden, wird zuerst eine menge an pixeln in der siedlungskarte gebildet, deren zugehörige mesh“=knoten oberhalb des durch den \textit{minHeightPOI}“=parameter </text:span><text:span text:style-name="T14">spezifizierten wertes liegen</text:span></text:p>
      <text:p text:style-name="P9">-<text:span text:style-name="T14">für die erstellung eines POI wird jeweil ein zufälliges pixel aus dieser menge zu einer kirche beziehungsweise einer befestigung abgeändert</text:span></text:p>
      <text:p text:style-name="P9"/>
      <text:p text:style-name="P9">-<text:span text:style-name="T15">den neuen POI</text:span><text:span text:style-name="T14"> wird dann </text:span><text:span text:style-name="T15">jeweils</text:span><text:span text:style-name="T14"> ein siedlungseingang zugeordnet, </text:span><text:span text:style-name="T15">über den sie mit dem straßennetz verbunden werden können</text:span></text:p>
      <text:p text:style-name="P9">-<text:span text:style-name="T15">Für den erstplatzierten POI wird hierbei der am weitesten entfernte siedlungseingang ausgewählt, wohingegen alle nachfolgenden POI ihrem nächstliegenden zugang zugeordnet werden (siehe abb)</text:span></text:p>
      <text:p text:style-name="P9">-<text:span text:style-name="T15">dadurch wird sichergestellt, dass sich die wohnhäuser im folgenden generierungsschritt weitreichender im siedlungsgebiet verteilen</text:span></text:p>
      <text:p text:style-name="P9">-<text:span text:style-name="T19">sind alle POI mit zugängen verbunden, dann werden sämtliche Siedlungseingänge, die noch nicht an das bestehende straßennetzwerk </text:span><text:span text:style-name="T20">angeschlossen sind über eine straße mit dem nächsten straßenabschnitt verbunden</text:span></text:p>
      <text:p text:style-name="P9"/>
      <text:p text:style-name="P10">-<text:span text:style-name="T16">zur verbindung zweier wegpunkte durch eine straße wird die siedlungskarte als graph mit pixeln als knoten und nachbarschaften als kanten betrachtet</text:span></text:p>
      <text:p text:style-name="P10"><text:span text:style-name="T16">-darauf agiert ein dijkstra algorithmus, der die kosten einer kante anhand </text:span><text:span text:style-name="T17">des steigungswertes des dadurch erreichten knotens berechnet</text:span></text:p>
      <text:p text:style-name="P10">-<text:span text:style-name="T17">dadurch </text:span><text:span text:style-name="T18">wird ein gleichgewicht zwischen relativ kurzen straßen und einem möglichst geringen</text:span><text:span text:style-name="T17"> steigungswiderstand </text:span><text:span text:style-name="T18">gehalten</text:span></text:p>
      <text:p text:style-name="P9">-<text:span text:style-name="T17">kanten, deren steigungswerte außerhalb des vom nutzer spezifizierten intervalls fallen, werden von der straßenberechnung ausgeschlossen</text:span></text:p>
      <text:p text:style-name="P11">-die wiederverwendung von straßen wird bei der straßenberechnung ebenfalls mithilfe der kostenfunktion des dijkstra“=algorithmus umgesetzt</text:p>
      <text:p text:style-name="P11">-falls ein knoten bereits als straße deklariert ist, dann besitzen sämtliche kanten, die zu diesem knoten führen, die kosten $0$.</text:p>
      <text:p text:style-name="P8"/>
      <text:p text:style-name="P12">-die ermittlung von wohnhausstandorten erfolgt über einen interest“=wert und ist mithilfe der \ref{abb} ersichtlich</text:p>
      <text:p text:style-name="P12">-der dabei verwendete wert für geografische dominanz (siehe konzept erklärung) ergibt sich aus den beiden variablen \textit{DistanceImpact} und \textit{Heightimpact}</text:p>
      <text:p text:style-name="P12">-diese verringern den belohnungswert für geografische dominanz <text:span text:style-name="T21">bei wachsender distanz oder einer wachsenden höhendifferenz zwischen dem potenziellen wohnhausstandort und dem nächsten POI</text:span></text:p>
      <text:p text:style-name="P12">-<text:span text:style-name="T21">berechnet werden die variablen als InverseLerp zwischen vom nutzer festgelegten minimal“= und maximalwert über die distanz beziehungsweise die höhendifferenz</text:span></text:p>
      <text:p text:style-name="P13"><text:line-break/>-<text:span text:style-name="T22">die letzten zu generierenden siedlungsstrukturen sind die überlandstraßen, die außerhalb des siedlungsgebietes liegen sollen</text:span></text:p>
      <text:p text:style-name="P13">-<text:span text:style-name="T22">diese verlaufen in der regel durch weite teile der weltkarte, wodurch sich eine hohe berechnungslast für den algorithmus zur </text:span><text:span text:style-name="T23">berechnung der kürzesten wege ergeben kann</text:span></text:p>
      <text:p text:style-name="P13">-<text:span text:style-name="T23">um diese berechnungslast zu senken, wird jede ermittlung einer überlandstraße in kleinere teilabschnitte aufgeteilt, die in summe leichter für den dijkstra“=algorithmus zu berechnen sind als ein zusammenhängender straßenzug</text:span></text:p>
      <text:p text:style-name="P14"><text:soft-page-break/>-zu diesem zweck verringert der algorithmus die auflösung der originalen siedlungskarte um einen vom nutzer angegebenen wert und berechnet dort die überlandstraßen mithilfe der eingeführten methode zur ermittlung von straßenverbindungen</text:p>
      <text:p text:style-name="P14">-die <text:span text:style-name="T24">koordinaten der</text:span> ermittelten straßenabschnitte werden im anschluss <text:span text:style-name="T24">in koordinaten der originalen siedlungskarte transformiert und eingetragen als wegpunkte eingetragen</text:span></text:p>
      <text:p text:style-name="P14">-<text:span text:style-name="T24">diese wegpunkte werden nun nacheinander verbunden, um die überlandstraßen abzubilden, die vorher in reduzierter auflösung errechnet wurden (abb wegpunkte vs überlandstraßen)</text:span></text:p>
      <text:p text:style-name="P14"/>
      <text:p text:style-name="P13"/>
      <text:p text:style-name="P13"><text:line-break/>-country roads<text:line-break/> <text:s text:c="3"/>-show with figure: low res roads -&gt; high res waypoints -&gt; high res roads<text:line-break/><text:line-break/>\begin{figure}<text:line-break/>\begin{lstlisting}[language=Python]<text:line-break/>calcPOI(typeOfPOI) {<text:line-break/> <text:s text:c="3"/>if(typeOfPOI == Church) {<text:line-break/> <text:s text:c="7"/>POICount = churchCount;<text:line-break/> <text:s text:c="7"/>minPOIDistance = churchDistance;<text:line-break/> <text:s text:c="7"/>POIPixel = churchPixel;<text:line-break/> <text:s text:c="3"/>} else {<text:line-break/> <text:s text:c="7"/>POICount = fortCount;<text:line-break/> <text:s text:c="7"/>minPOIDistance = fortDistance;<text:line-break/> <text:s text:c="7"/>POIPixel = fortPixel;<text:line-break/> <text:s text:c="3"/>}<text:line-break/><text:line-break/> <text:s text:c="3"/>villagePixelSet = getVillagePixel(villageMap);<text:line-break/> <text:s text:c="3"/>pixelSet = getHighestPixel(villagePixelSet, minHeightPOI);<text:line-break/> <text:s text:c="3"/>while(currentPOICount &lt; POICount) {<text:line-break/> <text:s text:c="7"/>POI = RandomElement(pixelSet);<text:line-break/> <text:s text:c="7"/>if(distToNextPOI(POI) &gt; minPOIDistance) {<text:line-break/> <text:s text:c="11"/>villageMap[POI] = POIPixel;<text:line-break/> <text:s text:c="11"/>currentPOICount++;<text:line-break/> <text:s text:c="11"/>villageEntry = getVillageEntry(POI);<text:line-break/> <text:s text:c="11"/>villageMap.connectWithRoad(POI, villageEntry);<text:line-break/> <text:s text:c="7"/>}<text:line-break/> <text:s text:c="3"/>}<text:line-break/>}<text:line-break/>\end{lstlisting}<text:line-break/>\captionsetup{justification=centering}<text:line-break/>\caption{\\Berechnung der Points"=of"=Interest in Pseudocode \\Quelle: Eigene Darstellung}<text:line-break/>\label{code: village_POI}<text:line-break/>\end{figure}<text:line-break/><text:line-break/>\begin{figure}<text:line-break/>\begin{lstlisting}[language=Python]<text:line-break/>calcHouses() {<text:line-break/> <text:s text:c="3"/>villagePixelSet = getVillagePixel(villageMap);<text:line-break/> <text:s text:c="3"/>while(currentHouseCount &lt; houseCount) {<text:line-break/> <text:s text:c="7"/>house = RandomElement(villagePixelSet);<text:line-break/> <text:s text:c="7"/>interest = calcInterest();<text:line-break/> <text:s text:c="7"/>threshold = Random(0,1);<text:line-break/><text:soft-page-break/> <text:s text:c="7"/>if(interest &gt; threshold) {<text:line-break/> <text:s text:c="11"/>villageMap[house] = housePixel;<text:line-break/> <text:s text:c="11"/>currentHouseCount++;<text:line-break/> <text:s text:c="11"/>closestStreet = getClosestStreet(house);<text:line-break/> <text:s text:c="11"/>villageMap.connectWithRoad(house, closestStreet);<text:line-break/> <text:s text:c="7"/>}<text:line-break/> <text:s text:c="3"/>}<text:line-break/>}<text:line-break/><text:line-break/>calcInterest(currentPixel) {<text:line-break/> <text:s text:c="3"/>//distance interest parameter<text:line-break/> <text:s text:c="3"/>distParam = [sociability, worship, accessibility, fortification]<text:line-break/> <text:s text:c="3"/>foreach(distParam p) {<text:line-break/> <text:s text:c="7"/>pixelOfInterest = getClosestPixel(p);<text:line-break/> <text:s text:c="7"/>distToPOI = distance(currentPixel, pixelOfInterest);<text:line-break/> <text:s text:c="7"/>if(distToPOI &lt; p.best) {<text:line-break/> <text:s text:c="11"/>interest +=<text:line-break/> <text:s text:c="15"/>InverseLerp(p.min, p.best, distToPOI);<text:line-break/> <text:s text:c="7"/>} else {<text:line-break/> <text:s text:c="11"/>interest +=<text:line-break/> <text:s text:c="15"/>InverseLerp(p.best, p.max, distToPOI);<text:line-break/> <text:s text:c="7"/>}<text:line-break/> <text:s text:c="3"/>}<text:line-break/> <text:s text:c="3"/>interest = interest/distParam.count;<text:line-break/><text:line-break/> <text:s text:c="3"/>//geographical domination<text:line-break/> <text:s text:c="3"/>distanceImpact = calcDistanceImpact();<text:line-break/> <text:s text:c="3"/>heightImpact = calcHeightImpact();<text:line-break/> <text:s text:c="3"/>interest = 0.3 * distanceImpact * heightImpact;<text:line-break/> <text:s text:c="3"/><text:line-break/> <text:s text:c="3"/>return interest;<text:line-break/>}<text:line-break/>\end{lstlisting}<text:line-break/>\captionsetup{justification=centering}<text:line-break/>\caption{\\Berechnung der Wohnhäuser in Pseudocode \\Quelle: Eigene Darstellung}<text:line-break/>\label{code: village_POI}<text:line-break/>\end{figure}<text:line-break/><text:line-break/>\begin{figure}<text:line-break/>\begin{lstlisting}[language=Python]<text:line-break/>calcCountryRoads() {<text:line-break/> <text:s text:c="3"/>//calculate roads in low resolution<text:line-break/> <text:s text:c="3"/>lowResVillageMap = reduceResolution(villageMap, resolution);<text:line-break/> <text:s text:c="3"/>entryPairs = getEntryPairs(lowResVillageMap);<text:line-break/> <text:s text:c="3"/>foreach(entryPair (mapEntry, villageEntry) in entryPairs) {<text:line-break/> <text:s text:c="7"/>road = lowResVillageMap.connectWithRoad(<text:line-break/> <text:s text:c="11"/>mapEntry, villageEntry<text:line-break/> <text:s text:c="7"/>);<text:line-break/> <text:s text:c="7"/>countryRoads.add(road);<text:line-break/> <text:s text:c="3"/>}<text:line-break/><text:line-break/> <text:s text:c="3"/>//transform low resolution roads to normal resolution<text:line-break/><text:soft-page-break/> <text:s text:c="3"/>foreach(road in countryRoads) {<text:line-break/> <text:s text:c="7"/>foreach(pixel in road) {<text:line-break/> <text:s text:c="11"/>waypoint = normalResCoordinates(pixel)<text:line-break/> <text:s text:c="11"/>waypoints.add(waypoint);<text:line-break/> <text:s text:c="7"/>}<text:line-break/> <text:s text:c="7"/>for(i=0; i &lt; waypoints.count-1; i++) {<text:line-break/> <text:s text:c="11"/>villageMap.connectWithRoad(<text:line-break/> <text:s text:c="15"/>waypoints[i], waypoints[i+1]<text:line-break/> <text:s text:c="11"/>);<text:line-break/> <text:s text:c="7"/>}<text:line-break/> <text:s text:c="3"/>}<text:line-break/>}<text:line-break/>\end{lstlisting}<text:line-break/>\captionsetup{justification=centering}<text:line-break/>\caption{\\Berechnung der Überlandstraßen in Pseudocode \\Quelle: Eigene Darstellung}<text:line-break/>\label{code: village_POI}<text:line-break/>\end{figure}<text:line-break/><text:line-break/>\subsection{Instanziierung der Siedlungsmodelle}<text:line-break/>-iterate villageMap<text:line-break/>-choose prefab<text:line-break/>-rotate towards clostest street pixel<text:line-break/>-scale<text:line-break/>-instantiate at corresponding world pos in mesh<text:line-break/>-&gt; put in array of game objects<text:line-break/><text:line-break/><text:line-break/>-generate village map<text:line-break/> <text:s text:c="3"/>-generate water distance map<text:line-break/> <text:s text:c="3"/>-calc min village size with params<text:line-break/> <text:s text:c="3"/>-find village area that is big enough -&gt; max 500 tries:<text:line-break/> <text:s text:c="7"/>-calc random village seed + checks: is seed alright?<text:line-break/> <text:s text:c="7"/>-calc village area<text:line-break/> <text:s text:c="11"/>-&gt; grow village area around seed, first in 8-Neighborhood, then in 4-neighborhood<text:line-break/> <text:s text:c="11"/>-&gt; leave out pixel that not in steepness-params or in waterDistance-params<text:line-break/> <text:s text:c="11"/>-&gt; set the most outer ring as village border<text:line-break/> <text:s text:c="3"/>-calc road entry count with params + coords in villageBorder<text:line-break/> <text:s text:c="7"/>-&gt; randomly distribute x pixels of type roadEntry into set of villageBorder-Pixels<text:line-break/> <text:s text:c="3"/>-calc map entries <text:line-break/> <text:s text:c="7"/>-map entry count = roadEntry count<text:line-break/> <text:s text:c="7"/>-evenly distribute map entries on map edges<text:line-break/> <text:s text:c="11"/>-avoid entries in steep areas<text:line-break/> <text:s text:c="11"/>-&gt; calc avg steepness around potential map entry and check with maxSteepness-param if location fits<text:line-break/> <text:s text:c="3"/>-calc religious building seeds + roads to village entries<text:line-break/> <text:s text:c="3"/>-calc fortification building seeds + roads to village entries<text:line-break/> <text:s text:c="3"/>-connect unconnected villageEntries with street network<text:line-break/> <text:s text:c="3"/>-calc house seeds + connect to street network<text:line-break/> <text:s text:c="3"/>-ansatz zur berechnung von road cycles -&gt; ergebnisse unzureichend -&gt; verworfen<text:line-break/><text:line-break/>-generate country roads<text:line-break/> <text:s text:c="3"/>-calc low res steepness map<text:line-break/><text:soft-page-break/> <text:s text:c="3"/>-calc low res village map<text:line-break/> <text:s text:c="3"/>-&gt; shortest path in low res maps from village entries to map entries<text:line-break/> <text:s text:c="3"/>-&gt; transform low res roads into roads on high res map<text:line-break/> <text:s text:c="7"/>-use low res map to specify way points in high res map<text:line-break/> <text:s text:c="7"/>-&gt; connect way points with shortest path algo<text:line-break/><text:line-break/>-calculate street map from village map -&gt; used for texturing<text:line-break/><text:line-break/>-place village prefabs<text:line-break/> <text:s text:c="3"/>-prefab cleanUp<text:line-break/> <text:s text:c="3"/>-choose prefab and coords based on village map<text:line-break/> <text:s text:c="3"/>-rotate towards closest street pixel (describe vector calcs)<text:line-break/> <text:s text:c="3"/>-instantiate<text:line-break/><text:line-break/>\section{Performance des Siedlungsgenerators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03T00:19:52.431000000</meta:creation-date>
    <dc:date>2023-10-03T21:26:43.964000000</dc:date>
    <meta:editing-duration>PT29M15S</meta:editing-duration>
    <meta:editing-cycles>7</meta:editing-cycles>
    <meta:generator>LibreOffice/7.2.4.1$Windows_X86_64 LibreOffice_project/27d75539669ac387bb498e35313b970b7fe9c4f9</meta:generator>
    <meta:document-statistic meta:table-count="0" meta:image-count="0" meta:object-count="0" meta:page-count="8" meta:paragraph-count="41" meta:word-count="1625" meta:character-count="15764" meta:non-whitespace-character-count="12870"/>
  </office:meta>
</office:document-meta>
</file>